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83cm" fo:margin-left="-0.199cm" fo:margin-top="0cm" fo:margin-bottom="0cm" table:align="left" style:writing-mode="lr-tb"/>
    </style:style>
    <style:style style:name="Tableau1.A" style:family="table-column">
      <style:table-column-properties style:column-width="5.66cm"/>
    </style:style>
    <style:style style:name="Tableau1.C" style:family="table-column">
      <style:table-column-properties style:column-width="5.662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P1" style:family="paragraph" style:parent-style-name="Standard_20__28_user_29_">
      <style:paragraph-properties fo:text-align="justify"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fo:font-style="italic" style:font-style-asian="italic" style:font-style-complex="italic"/>
    </style:style>
    <style:style style:name="P4"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color="#0000ff" fo:font-size="16pt" fo:font-weight="bold" style:font-size-asian="16pt" style:font-weight-asian="bold" style:font-size-complex="16pt" style:font-weight-complex="bold"/>
    </style:style>
    <style:style style:name="T3" style:family="text">
      <style:text-properties fo:font-size="12pt" style:font-size-asian="12pt" style:font-size-complex="12pt"/>
    </style:style>
    <style:style style:name="T4" style:family="text">
      <style:text-properties fo:font-weight="bold" style:font-weight-asian="bold" style:font-weight-complex="bold"/>
    </style:style>
    <style:style style:name="T5" style:family="text">
      <style:text-properties fo:language="fr" fo:country="FR" fo:font-style="italic" style:font-style-asian="italic" style:font-style-complex="italic"/>
    </style:style>
    <style:style style:name="T6" style:family="text">
      <style:text-properties fo:language="fr" fo:country="FR"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teurs : <text:span text:style-name="T1">X &amp; Y (groupe N)</text:span></text:p>
      <text:p text:style-name="Standard_20__28_user_29_">Date : 05/10/2019</text:p>
      <text:p text:style-name="Heading"><text:span text:style-name="T2">Compte-rendu du TP A : Mandelbrot sur plusieurs threads</text:span></text:p>
      <text:h text:style-name="Heading_20_1" text:outline-level="1"><text:span text:style-name="T3">Auto-évaluation</text:span></text:h>
      <text:p text:style-name="P1"><text:span text:style-name="T1">Indiquez ici par une note globale entre 0 et 10 votre degré de réussite à l'exercice 2 du TP A. Expliquez brièvement cette note.</text:span></text:p>
      <text:h text:style-name="Heading_20_1" text:outline-level="1"><text:span text:style-name="T3">Pédagogie</text:span></text:h>
      <text:p text:style-name="P1"><text:span text:style-name="T1">Indiquez quel a été selon vous le principal intérêt pédagogique de cet exercice en termes de programmation. Vous pourrez en particulier souligner les difficultés éventuelles rencontrées pour la compréhension du sujet, l'élaboration d'une solution ou le codage en Java.</text:span></text:p>
      <text:h text:style-name="Heading_20_1" text:outline-level="1"><text:span text:style-name="T3">Relevé de mesures observées</text:span></text:h>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2"><text:span text:style-name="T4">Programme</text:span></text:p>
          </table:table-cell>
          <table:table-cell table:style-name="Tableau1.A1" office:value-type="string">
            <text:p text:style-name="P2"><text:span text:style-name="T4">Temps de calcul (en s.)</text:span></text:p>
          </table:table-cell>
          <table:table-cell table:style-name="Tableau1.A1" office:value-type="string">
            <text:p text:style-name="P2"><text:span text:style-name="T4">Gain</text:span></text:p>
          </table:table-cell>
        </table:table-row>
        <table:table-row table:style-name="Tableau1.1">
          <table:table-cell table:style-name="Tableau1.A1" office:value-type="string">
            <text:p text:style-name="Standard_20__28_user_29_">Séquentiel</text:p>
          </table:table-cell>
          <table:table-cell table:style-name="Tableau1.A1" office:value-type="string">
            <text:p text:style-name="Standard_20__28_user_29_"/>
          </table:table-cell>
          <table:table-cell table:style-name="Tableau1.A1" office:value-type="string">
            <text:p text:style-name="Standard_20__28_user_29_"/>
          </table:table-cell>
        </table:table-row>
        <table:table-row table:style-name="Tableau1.1">
          <table:table-cell table:style-name="Tableau1.A1" office:value-type="string">
            <text:p text:style-name="Standard_20__28_user_29_">Statique (Q. 3)</text:p>
          </table:table-cell>
          <table:table-cell table:style-name="Tableau1.A1" office:value-type="string">
            <text:p text:style-name="Standard_20__28_user_29_"/>
          </table:table-cell>
          <table:table-cell table:style-name="Tableau1.A1" office:value-type="string">
            <text:p text:style-name="Standard_20__28_user_29_"/>
          </table:table-cell>
        </table:table-row>
        <table:table-row table:style-name="Tableau1.1">
          <table:table-cell table:style-name="Tableau1.A1" office:value-type="string">
            <text:p text:style-name="Standard_20__28_user_29_">Dynamique (Q. 4)</text:p>
          </table:table-cell>
          <table:table-cell table:style-name="Tableau1.A1" office:value-type="string">
            <text:p text:style-name="Standard_20__28_user_29_"/>
          </table:table-cell>
          <table:table-cell table:style-name="Tableau1.A1" office:value-type="string">
            <text:p text:style-name="Standard_20__28_user_29_"/>
          </table:table-cell>
        </table:table-row>
        <table:table-row table:style-name="Tableau1.1">
          <table:table-cell table:style-name="Tableau1.A1" office:value-type="string">
            <text:p text:style-name="Standard_20__28_user_29_">500 threads</text:p>
          </table:table-cell>
          <table:table-cell table:style-name="Tableau1.A1" office:value-type="string">
            <text:p text:style-name="Standard_20__28_user_29_"/>
          </table:table-cell>
          <table:table-cell table:style-name="Tableau1.A1" office:value-type="string">
            <text:p text:style-name="Standard_20__28_user_29_"/>
          </table:table-cell>
        </table:table-row>
        <table:table-row table:style-name="Tableau1.1">
          <table:table-cell table:style-name="Tableau1.A1" office:value-type="string">
            <text:p text:style-name="Standard_20__28_user_29_">250 000 threads</text:p>
          </table:table-cell>
          <table:table-cell table:style-name="Tableau1.A1" office:value-type="string">
            <text:p text:style-name="Standard_20__28_user_29_"/>
          </table:table-cell>
          <table:table-cell table:style-name="Tableau1.A1" office:value-type="string">
            <text:p text:style-name="Standard_20__28_user_29_"/>
          </table:table-cell>
        </table:table-row>
      </table:table>
      <text:p text:style-name="P3"/>
      <text:h text:style-name="Heading_20_1" text:outline-level="1"><text:span text:style-name="T3">Conditions matérielles des observations</text:span></text:h>
      <text:p text:style-name="Standard"><text:span text:style-name="T5">Vous préciserez ici la valeur de </text:span><text:span text:style-name="T6">max</text:span><text:span text:style-name="T5"> utilisée et les spécificités matérielles de votre machine : fréquence d'horloge, marque du microprocesseur, nombre de processeurs logiques ou physiques. </text:span></text:p>
      <text:h text:style-name="Heading_20_1" text:outline-level="1"><text:span text:style-name="T3">Analyse</text:span><text:bookmark text:name="_GoBack"/></text:h>
      <text:p text:style-name="Standard_20__28_user_29_"><text:span text:style-name="T1">Les gains observés sont-ils conformes à vos attentes ? Pourquoi ? Quelles leçons d'ordre général tirez-vous de ces observ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language="en" fo:country="US" style:letter-kerning="fals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short_5f_text" style:display-name="short_text"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émi MORIN</meta:initial-creator>
    <dc:creator>Microsoft Office User</dc:creator>
    <meta:editing-cycles>4</meta:editing-cycles>
    <meta:print-date>2017-01-12T08:31:00</meta:print-date>
    <meta:creation-date>2017-01-12T08:31:00</meta:creation-date>
    <dc:date>2019-09-28T08:48:00</dc:date>
    <meta:editing-duration>PT14M</meta:editing-duration>
    <meta:generator>LibreOffice/5.2.7.2$MacOSX_X86_64 LibreOffice_project/2b7f1e640c46ceb28adf43ee075a6e8b8439ed10</meta:generator>
    <meta:document-statistic meta:table-count="1" meta:image-count="0" meta:object-count="0" meta:page-count="1" meta:paragraph-count="20" meta:word-count="159" meta:character-count="1013" meta:non-whitespace-character-count="8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